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text-properties officeooo:rsid="000771a5" officeooo:paragraph-rsid="000771a5"/>
    </style:style>
    <style:style style:name="P4" style:family="paragraph" style:parent-style-name="Heading_20_1" style:master-page-name="First_20_Page">
      <style:paragraph-properties style:page-number="auto"/>
      <style:text-properties officeooo:rsid="000771a5" officeooo:paragraph-rsid="000771a5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77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3550602" text:style-name="Outline">
        <text:list-item>
          <text:h text:style-name="P4" text:outline-level="1">Navigator Observ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0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6-20T18:49:47.475000000</dc:date>
    <meta:editing-duration>PT50M31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9" meta:word-count="18" meta:character-count="156" meta:non-whitespace-character-count="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